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mparison" style:family="table">
      <style:table-properties style:width="17cm" table:align="margins"/>
    </style:style>
    <style:style style:name="Comparison.A" style:family="table-column">
      <style:table-column-properties style:column-width="4.249cm" style:rel-column-width="16383*"/>
    </style:style>
    <style:style style:name="Comparison.D" style:family="table-column">
      <style:table-column-properties style:column-width="4.251cm" style:rel-column-width="16386*"/>
    </style:style>
    <style:style style:name="Comparison.1" style:family="table-row">
      <style:table-row-properties style:min-row-height="1.169cm"/>
    </style:style>
    <style:style style:name="Comparison.A1" style:family="table-cell">
      <style:table-cell-properties fo:padding="0.097cm" fo:border-left="0.05pt solid #000000" fo:border-right="none" fo:border-top="0.05pt solid #000000" fo:border-bottom="0.05pt solid #000000"/>
    </style:style>
    <style:style style:name="Comparison.D1" style:family="table-cell">
      <style:table-cell-properties fo:padding="0.097cm" fo:border="0.05pt solid #000000"/>
    </style:style>
    <style:style style:name="Comparison.A2" style:family="table-cell">
      <style:table-cell-properties fo:padding="0.097cm" fo:border-left="0.05pt solid #000000" fo:border-right="none" fo:border-top="none" fo:border-bottom="0.05pt solid #000000"/>
    </style:style>
    <style:style style:name="Comparison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75cf6" officeooo:paragraph-rsid="000def3e"/>
    </style:style>
    <style:style style:name="P2" style:family="paragraph" style:parent-style-name="Standard">
      <style:text-properties officeooo:rsid="00075cf6" officeooo:paragraph-rsid="00075cf6"/>
    </style:style>
    <style:style style:name="P3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075cf6" officeooo:paragraph-rsid="00075cf6" style:font-size-asian="15.75pt" style:font-weight-asian="bold" style:font-size-complex="18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2pt" style:text-underline-style="none" fo:font-weight="normal" officeooo:rsid="00075cf6" officeooo:paragraph-rsid="000ebd2a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2pt" style:text-underline-style="none" fo:font-weight="normal" officeooo:rsid="00075cf6" officeooo:paragraph-rsid="000cee2f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75cf6" officeooo:paragraph-rsid="00075cf6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75cf6" officeooo:paragraph-rsid="00131459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cee2f" officeooo:paragraph-rsid="00131459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cee2f" officeooo:paragraph-rsid="00140859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0ebd2a" officeooo:paragraph-rsid="00131459" style:font-size-asian="15pt" style:font-weight-asian="bold" style:font-size-complex="15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0f59db" officeooo:paragraph-rsid="000f59db" style:font-size-asian="13.1000003814697pt" style:font-weight-asian="bold" style:font-size-complex="15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0f59db" officeooo:paragraph-rsid="00131459" style:font-size-asian="13.1000003814697pt" style:font-weight-asian="bold" style:font-size-complex="15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size="12pt" style:font-size-asian="10.5pt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fo:font-size="12pt" fo:font-weight="bold" officeooo:rsid="00084f53" officeooo:paragraph-rsid="00084f53" style:font-size-asian="10.5pt" style:font-weight-asian="bold" style:font-size-complex="12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size="12pt" fo:font-weight="normal" officeooo:rsid="00084f53" officeooo:paragraph-rsid="00084f53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center" style:justify-single-word="false" fo:break-before="page"/>
      <style:text-properties fo:font-size="15pt" fo:font-style="normal" style:text-underline-style="solid" style:text-underline-width="auto" style:text-underline-color="font-color" fo:font-weight="bold" officeooo:rsid="000cee2f" officeooo:paragraph-rsid="00131459" style:font-size-asian="15pt" style:font-style-asian="normal" style:font-weight-asian="bold" style:font-size-complex="15pt" style:font-style-complex="normal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cee2f" officeooo:paragraph-rsid="00131459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cee2f" officeooo:paragraph-rsid="00140d5c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75cf6" officeooo:paragraph-rsid="00131459" style:font-size-asian="10.5pt" style:font-weight-asian="normal" style:font-size-complex="12pt" style:font-weight-complex="normal"/>
    </style:style>
    <style:style style:name="T1" style:family="text">
      <style:text-properties officeooo:rsid="00140d5c"/>
    </style:style>
    <style:style style:name="T2" style:family="text">
      <style:text-properties officeooo:rsid="0014e91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Third Lab Session : Dynamic Programming</text:p>
      <text:p text:style-name="P6"/>
      <text:p text:style-name="P6"/>
      <text:p text:style-name="P6"/>
      <text:p text:style-name="P6"/>
      <text:p text:style-name="P6"/>
      <text:p text:style-name="P5"/>
      <text:p text:style-name="P16">Resource allocation problem :</text:p>
      <text:p text:style-name="P9"><text:tab/></text:p>
      <text:p text:style-name="P9">Which function has been used ?</text:p>
      <text:p text:style-name="P8"/>
      <text:p text:style-name="P8"/>
      <text:p text:style-name="P8">How the problem has been solved ?</text:p>
      <text:p text:style-name="P6"/>
      <text:p text:style-name="P6"/>
      <text:p text:style-name="P6"/>
      <text:p text:style-name="P6"/>
      <text:p text:style-name="P4"/>
      <text:p text:style-name="P6"/>
      <text:p text:style-name="P6"/>
      <text:p text:style-name="P6"/>
      <text:p text:style-name="P12"/>
      <text:p text:style-name="P11"/>
      <text:p text:style-name="P11"/>
      <text:p text:style-name="P11"/>
      <text:p text:style-name="P11"/>
      <text:p text:style-name="P10">0-1 Knapsack Problem</text:p>
      <text:p text:style-name="P7"/>
      <text:p text:style-name="P8">Which function has been used ?</text:p>
      <text:p text:style-name="P8">- <text:span text:style-name="T1">initZ() : function that initialize the column of the array z, associated with the first item added into the knapsack.</text:span></text:p>
      <text:p text:style-name="P18">- <text:span text:style-name="T1">initX() : function that initialize the column of the array x, associated with the first item added into the knapsack.</text:span></text:p>
      <text:p text:style-name="P18"/>
      <text:p text:style-name="P18">- <text:span text:style-name="T2">computeProfit(): function that compute the profit of adding k items in a knapsack of capacity n. This function takes all items k from item 1 to item n, all capacities n from 0 to b, and associate the case (k, n) in the array z with the profit of putting k items in a knapsack of capacity n.</text:span></text:p>
      <text:p text:style-name="P8"/>
      <text:p text:style-name="P7"/>
      <text:p text:style-name="P7">- <text:span text:style-name="T2">getOptimalProfit() : function that returns the best profit among all the profits profit(k,n) when putting k items <text:s/>in a knapsack with a size of n.</text:span></text:p>
      <text:p text:style-name="P7"/>
      <text:p text:style-name="P7"/>
      <text:p text:style-name="P7"/>
      <text:p text:style-name="P8">How the problem has been solved ?</text:p>
      <text:p text:style-name="P12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Comparison of the resolution methods for the 0-1 knapsack problem</text:p>
      <text:p text:style-name="P11"/>
      <text:p text:style-name="P6"/>
      <table:table table:name="Comparison" table:style-name="Comparison">
        <table:table-column table:style-name="Comparison.A" table:number-columns-repeated="3"/>
        <table:table-column table:style-name="Comparison.D"/>
        <table:table-row table:style-name="Comparison.1">
          <table:table-cell table:style-name="Comparison.A1" office:value-type="string">
            <text:p text:style-name="P15">Criteria / Method</text:p>
          </table:table-cell>
          <table:table-cell table:style-name="Comparison.A1" office:value-type="string">
            <text:p text:style-name="P14">Linear Programming</text:p>
          </table:table-cell>
          <table:table-cell table:style-name="Comparison.A1" office:value-type="string">
            <text:p text:style-name="P14">Branch-and-Bound</text:p>
          </table:table-cell>
          <table:table-cell table:style-name="Comparison.D1" office:value-type="string">
            <text:p text:style-name="P14">Dynamic Programming</text:p>
          </table:table-cell>
        </table:table-row>
        <table:table-row table:style-name="Comparison.1">
          <table:table-cell table:style-name="Comparison.A2" office:value-type="string">
            <text:p text:style-name="P14">Objective Value</text:p>
          </table:table-cell>
          <table:table-cell table:style-name="Comparison.A2" office:value-type="string">
            <text:p text:style-name="P13"/>
          </table:table-cell>
          <table:table-cell table:style-name="Comparison.A2" office:value-type="string">
            <text:p text:style-name="P13"/>
          </table:table-cell>
          <table:table-cell table:style-name="Comparison.D2" office:value-type="string">
            <text:p text:style-name="P13"/>
          </table:table-cell>
        </table:table-row>
        <table:table-row table:style-name="Comparison.1">
          <table:table-cell table:style-name="Comparison.A2" office:value-type="string">
            <text:p text:style-name="P14">Computational Time</text:p>
          </table:table-cell>
          <table:table-cell table:style-name="Comparison.A2" office:value-type="string">
            <text:p text:style-name="P13"/>
          </table:table-cell>
          <table:table-cell table:style-name="Comparison.A2" office:value-type="string">
            <text:p text:style-name="P13"/>
          </table:table-cell>
          <table:table-cell table:style-name="Comparison.D2" office:value-type="string">
            <text:p text:style-name="P13"/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rsid="00075cf6" officeooo:paragraph-rsid="000def3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CHARLOT Rodolphe</text:p>
        <text:p text:style-name="MP1">GARNIER Antoine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5T16:23:01.587763304</meta:creation-date>
    <meta:generator>LibreOffice/4.2.8.2$Linux_X86_64 LibreOffice_project/420m0$Build-2</meta:generator>
    <dc:date>2016-02-05T16:50:22.986193323</dc:date>
    <meta:editing-duration>PT20M1S</meta:editing-duration>
    <meta:editing-cycles>16</meta:editing-cycles>
    <meta:document-statistic meta:table-count="1" meta:image-count="0" meta:object-count="0" meta:page-count="3" meta:paragraph-count="21" meta:word-count="192" meta:character-count="1092" meta:non-whitespace-character-count="918"/>
  </office:meta>
</office:document-meta>
</file>